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>
      <style:graphic-properties loext:decorative="false"/>
    </style:style>
    <style:style style:name="gr9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2cm" svg:height="2.75cm" svg:x="2.138cm" svg:y="3.08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" draw:text-style-name="P3" draw:layer="layout" svg:width="0.5cm" svg:height="0.5cm" svg:x="2.888cm" svg:y="3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3.138cm" svg:y1="3.831cm" svg:x2="3.138cm" svg:y2="4.601cm">
              <text:p/>
            </draw:line>
            <draw:line draw:style-name="gr5" draw:text-style-name="P4" draw:layer="layout" svg:x1="2.638cm" svg:y1="4.081cm" svg:x2="3.658cm" svg:y2="4.081cm">
              <text:p/>
            </draw:line>
            <draw:line draw:style-name="gr6" draw:text-style-name="P4" draw:layer="layout" svg:x1="3.138cm" svg:y1="4.581cm" svg:x2="3.638cm" svg:y2="5.081cm">
              <text:p/>
            </draw:line>
            <draw:line draw:style-name="gr7" draw:text-style-name="P4" draw:layer="layout" svg:x1="3.138cm" svg:y1="4.581cm" svg:x2="2.638cm" svg:y2="5.081cm">
              <text:p/>
            </draw:line>
          </draw:g>
        </draw:g>
        <draw:g draw:style-name="gr1">
          <draw:g draw:style-name="gr8">
            <draw:line draw:style-name="gr9" draw:text-style-name="P4" draw:layer="layout" svg:x1="13.643cm" svg:y1="2.456cm" svg:x2="13.643cm" svg:y2="11.971cm">
              <text:p/>
            </draw:line>
          </draw:g>
          <draw:custom-shape draw:style-name="gr10" draw:text-style-name="P6" draw:layer="layout" svg:width="4cm" svg:height="0.995cm" svg:x="11.643cm" svg:y="2.45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1" draw:text-style-name="P4" draw:layer="layout" svg:x1="3.111cm" svg:y1="5.881cm" svg:x2="3.111cm" svg:y2="8.281cm">
              <text:p/>
            </draw:line>
            <draw:line draw:style-name="gr12" draw:text-style-name="P4" draw:layer="layout" svg:x1="3.111cm" svg:y1="7.881cm" svg:x2="3.111cm" svg:y2="9.881cm">
              <text:p/>
            </draw:line>
          </draw:g>
        </draw:g>
        <draw:g draw:style-name="gr1">
          <draw:g draw:style-name="gr8">
            <draw:line draw:style-name="gr13" draw:text-style-name="P4" draw:layer="layout" svg:x1="18.986cm" svg:y1="2.431cm" svg:x2="18.986cm" svg:y2="11.946cm">
              <text:p/>
            </draw:line>
          </draw:g>
          <draw:custom-shape draw:style-name="gr14" draw:text-style-name="P6" draw:layer="layout" svg:width="4cm" svg:height="1.469cm" svg:x="16.986cm" svg:y="2.4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5" draw:text-style-name="P4" draw:layer="layout" svg:x1="24.225cm" svg:y1="2.354cm" svg:x2="24.225cm" svg:y2="11.869cm">
              <text:p/>
            </draw:line>
          </draw:g>
          <draw:custom-shape draw:style-name="gr16" draw:text-style-name="P6" draw:layer="layout" svg:width="4cm" svg:height="0.995cm" svg:x="22.225cm" svg:y="2.35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7:53:43.470262318</meta:creation-date>
    <meta:generator>LibreOffice/24.2.0.3$Linux_X86_64 LibreOffice_project/420$Build-3</meta:generator>
    <dc:date>2024-04-04T18:15:14.179107123</dc:date>
    <meta:editing-duration>PT10M24S</meta:editing-duration>
    <meta:editing-cycles>4</meta:editing-cycles>
    <meta:document-statistic meta:object-count="24"/>
  </office:meta>
</office:document-meta>
</file>